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jpeg" manifest:full-path="Pictures/1000000000000149000000CA67AC8671.jpg"/>
  <manifest:file-entry manifest:media-type="image/jpeg" manifest:full-path="Pictures/10000000000000670000003FF191E087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vertical-align="top" draw:auto-grow-height="true" fo:min-height="4.252cm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fo:min-height="4.242cm" fo:min-width="21.058cm"/>
    </style:style>
    <style:style style:name="pr2" style:family="presentation" style:parent-style-name="Default-outline1">
      <style:graphic-properties fo:min-height="12.323cm" fo:min-width="10.066cm"/>
    </style:style>
    <style:style style:name="pr3" style:family="presentation" style:parent-style-name="Default-notes">
      <style:graphic-properties draw:fill-color="#ffffff" fo:min-height="12.572cm" fo:min-width="16.771cm"/>
    </style:style>
    <style:style style:name="pr4" style:family="presentation" style:parent-style-name="Default_20_3-title">
      <style:graphic-properties fo:min-height="2.743cm" fo:min-width="20.43cm"/>
    </style:style>
    <style:style style:name="pr5" style:family="presentation" style:parent-style-name="Default_20_3-outline1">
      <style:graphic-properties fo:min-height="12.323cm" fo:min-width="20.43cm"/>
    </style:style>
    <style:style style:name="pr6" style:family="presentation" style:parent-style-name="Default_20_3-notes">
      <style:graphic-properties draw:fill-color="#ffffff" fo:min-height="12.572cm" fo:min-width="16.771cm"/>
    </style:style>
    <style:style style:name="pr7" style:family="presentation" style:parent-style-name="Default_20_7-notes">
      <style:graphic-properties draw:fill-color="#ffffff" draw:auto-grow-height="true" fo:min-height="12.572cm" fo:min-width="16.771cm"/>
    </style:style>
    <style:style style:name="pr8" style:family="presentation" style:parent-style-name="Default_20_1-notes">
      <style:graphic-properties draw:fill-color="#ffffff" draw:auto-grow-height="true" fo:min-height="12.572cm" fo:min-width="16.771cm"/>
    </style:style>
    <style:style style:name="P1" style:family="paragraph">
      <style:paragraph-properties fo:text-align="start"/>
    </style:style>
    <style:style style:name="P2" style:family="paragraph">
      <style:text-properties style:font-size-asian="20pt"/>
    </style:style>
    <style:style style:name="P3" style:family="paragraph">
      <style:paragraph-properties fo:margin-left="0.6cm" fo:margin-right="0cm" fo:text-indent="-1cm"/>
      <style:text-properties fo:hyphenate="true"/>
    </style:style>
    <style:style style:name="P4" style:family="paragraph">
      <style:paragraph-properties fo:margin-left="0cm" fo:margin-right="0cm" fo:margin-top="0cm" fo:margin-bottom="0.423cm" fo:line-height="93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.423cm" fo:line-height="93%" fo:text-align="start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line-height="100%"/>
    </style:style>
    <style:style style:name="P7" style:family="paragraph">
      <style:paragraph-properties fo:margin-top="0cm" fo:margin-bottom="0cm" fo:line-height="93%" fo:text-align="start"/>
    </style:style>
    <style:style style:name="P8" style:family="paragraph">
      <style:paragraph-properties fo:margin-top="0cm" fo:margin-bottom="0cm" fo:line-height="93%" fo:text-align="start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36pt" fo:text-shadow="1pt 1pt" style:font-size-asian="36pt" style:font-size-complex="3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454c51" style:text-line-through-style="none" fo:font-family="Arial" fo:font-size="28pt" fo:letter-spacing="normal" fo:font-style="normal" fo:text-shadow="1pt 1pt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T5" style:family="text">
      <style:text-properties fo:color="#454c51" style:text-line-through-style="none" fo:font-family="Arial" fo:font-size="28pt" fo:letter-spacing="normal" fo:font-style="normal" fo:text-shadow="1pt 1pt" style:text-underline-style="none" fo:font-weight="normal" style:font-size-asian="28pt" style:font-style-asian="normal" style:font-weight-asian="normal" style:font-family-complex="Arial" style:font-family-generic-complex="swiss" style:font-size-complex="28pt" style:font-style-complex="normal" style:font-weight-complex="normal"/>
    </style:style>
    <style:style style:name="T6" style:family="text">
      <style:text-properties fo:text-shadow="1pt 1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2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3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4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5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6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7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8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9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10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</text:list-style>
    <text:list-style style:name="L3">
      <text:list-level-style-bullet text:level="1" text:bullet-char="•">
        <style:list-level-properties text:space-before="0.7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2" text:bullet-char="‒">
        <style:list-level-properties text:space-before="1.905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3" text:bullet-char="‒">
        <style:list-level-properties text:space-before="3.1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4" text:bullet-char="‒">
        <style:list-level-properties text:space-before="4.33cm" text:min-label-width="0.47cm"/>
        <style:text-properties fo:font-family="Arial" style:font-style-name="Regular" style:font-family-generic="swiss" fo:color="#454c51" fo:font-size="65%"/>
      </text:list-level-style-bullet>
      <text:list-level-style-bullet text:level="5" text:bullet-char="‒">
        <style:list-level-properties text:space-before="5.498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6" text:bullet-char="‒">
        <style:list-level-properties text:space-before="6.706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7" text:bullet-char="‒">
        <style:list-level-properties text:space-before="7.899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8" text:bullet-char="‒">
        <style:list-level-properties text:space-before="9.119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9" text:bullet-char="‒">
        <style:list-level-properties text:space-before="10.312cm" text:min-label-width="0.483cm"/>
        <style:text-properties fo:font-family="Arial" style:font-style-name="Regular" style:font-family-generic="swiss" fo:color="#454c51" fo:font-size="65%"/>
      </text:list-level-style-bullet>
      <text:list-level-style-bullet text:level="10" text:bullet-char="‒">
        <style:list-level-properties text:space-before="11.4cm" text:min-label-width="0.6cm"/>
        <style:text-properties fo:font-family="Arial" style:font-style-name="Regular" style:font-family-generic="swiss" fo:color="#454c51" fo:font-size="6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1.558cm" svg:height="4.242cm" svg:x="2.286cm" svg:y="6.579cm" presentation:class="title" presentation:user-transformed="true">
          <draw:text-box>
            <text:p text:style-name="P1">Ocs server – nodejs </text:p>
          </draw:text-box>
        </draw:frame>
        <draw:frame presentation:style-name="pr2" draw:layer="layout" svg:width="10.566cm" svg:height="12.573cm" svg:x="2.261cm" svg:y="13.081cm" presentation:class="outline" presentation:user-transformed="true">
          <draw:text-box>
            <text:p><text:span text:style-name="T1">David Lia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<text:s/></text:p>
          </draw:text-box>
        </draw:frame>
        <draw:frame presentation:style-name="pr5" draw:layer="layout" svg:width="20.93cm" svg:height="12.573cm" svg:x="2.286cm" svg:y="4.039cm" presentation:class="outline">
          <draw:text-box>
            <text:list text:style-name="L3">
              <text:list-item>
                <text:p>Nodejs</text:p>
              </text:list-item>
              <text:list-item>
                <text:p>oc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 text:style-name="P3"><text:span text:style-name="T2">nodejs</text:span></text:p>
          </draw:text-box>
        </draw:frame>
        <draw:frame presentation:style-name="pr5" draw:text-style-name="P4" draw:layer="layout" svg:width="20.93cm" svg:height="12.573cm" svg:x="1.934cm" svg:y="3.731cm" presentation:class="outline" presentation:user-transformed="true">
          <draw:text-box>
            <text:list text:style-name="L3">
              <text:list-item>
                <text:p><text:span text:style-name="T3">A platform</text:span></text:p>
                <text:p><text:span text:style-name="T3"><text:s text:c="2"/></text:span><text:s/>php, python, ruby on rail</text:p>
              </text:list-item>
              <text:list-item>
                <text:p><text:span text:style-name="T3">event-driven, non-blocking I/O model</text:span></text:p>
                <text:p><text:span text:style-name="T3"><text:s/></text:span><text:span text:style-name="T3">todo: what is event driven?</text:span></text:p>
                <text:p><text:span text:style-name="T3"><text:s/></text:span><text:span text:style-name="T3">Non-blocking, async</text:span></text:p>
                <text:p><text:span text:style-name="T3"/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modules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p text:style-name="P5"><text:span text:style-name="T4">Express</text:span></text:p>
            <text:p text:style-name="P5"><text:span text:style-name="T4"><text:s text:c="2"/></text:span><text:span text:style-name="T4">Todo: what is this</text:span></text:p>
            <text:p text:style-name="P5"><text:span text:style-name="T4">Mongodb – database </text:span></text:p>
            <text:p text:style-name="P5"><text:span text:style-name="T4"><text:s text:c="4"/></text:span><text:span text:style-name="T4">Mongous mongoose</text:span></text:p>
            <text:p text:style-name="P5"><text:span text:style-name="T4">Connect-form</text:span></text:p>
            <text:p text:style-name="P5"><text:span text:style-name="T4">Jsontoxml:</text:span></text:p>
            <text:p text:style-name="P5"><text:span text:style-name="T4"><text:s text:c="4"/></text:span></text:p>
            <text:p text:style-name="P5"><text:span text:style-name="T4"/></text:p>
            <text:p text:style-name="P5"><text:span text:style-name="T4"/></text:p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Express</text:p>
          </draw:text-box>
        </draw:frame>
        <draw:frame presentation:style-name="pr5" draw:layer="layout" svg:width="20.93cm" svg:height="12.573cm" svg:x="2.286cm" svg:y="4.03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mongodb</text:p>
          </draw:text-box>
        </draw:frame>
        <draw:frame presentation:style-name="pr5" draw:layer="layout" svg:width="20.93cm" svg:height="12.573cm" svg:x="2.198cm" svg:y="3.862cm" presentation:class="outline" presentation:user-transformed="true">
          <draw:text-box>
            <text:list text:style-name="L3">
              <text:list-header>
                <text:p>Nosql database</text:p>
                <text:p>Other database : Redis, mysql...</text:p>
              </text:list-header>
              <text:list-item>
                <text:p>Mongous</text:p>
                <text:p><text:s/>TODO: list the coding difference</text:p>
                <text:p><text:s text:c="2"/>jquery format, fast, clean codes</text:p>
              </text:list-item>
              <text:list-item>
                <text:p>Mongoose</text:p>
                <text:p><text:s/>class concept</text:p>
                <text:p><text:s/>I choose it, it can be the document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Json to xml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p text:style-name="P5"><text:span text:style-name="T5">TODO: <text:s/>add format modules to support different formats</text:span></text:p>
            <text:p text:style-name="P5"><text:span text:style-name="T5"/></text:p>
            <text:p text:style-name="P5"><text:span text:style-name="T5">Side-effect: miss the point? In the mailing list.</text:span></text:p>
            <text:p text:style-name="P5"><text:span text:style-name="T5">Should have profound knowledge on json, xml.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Ocs services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3">
              <text:list-item>
                <text:p>Content</text:p>
              </text:list-item>
              <text:list-item>
                <text:p>Comment</text:p>
              </text:list-item>
              <text:list-item>
                <text:p>Person</text:p>
              </text:list-item>
              <text:list-item>
                <text:p>Fan</text:p>
              </text:list-item>
              <text:list-item>
                <text:p>Message</text:p>
              </text:list-item>
              <text:list-item>
                <text:p>Others were not planed, but easy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content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6">TODO:</text:p>
                    <text:p text:style-name="P6">Content management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comment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3">
              <text:list-header>
                <text:p>Standalone comment system</text:p>
              </text:list-header>
              <text:list-item>
                <text:p>Url focused</text:p>
              </text:list-item>
              <text:list-item>
                <text:p>Children algorithm </text:p>
                <text:p><text:s/>1.traditional way parent id</text:p>
                <text:p><text:s/>2.path. <text:s text:c="2"/>Very fast</text:p>
                <text:p><text:s text:c="3"/>id: time generate, sort by id = sort by time</text:p>
                <text:p><text:s text:c="2"/>find by ^path = get the childre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>
          <draw:text-box>
            <text:p>person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p><text:span text:style-name="T6">Mongodb way: user + password</text:span></text:p>
            <text:p><text:span text:style-name="T6"/></text:p>
            <text:p><text:span text:style-name="T6">Openid, oauth.</text:span></text:p>
            <text:p><text:span text:style-name="T6"><text:s text:c="3"/></text:span><text:span text:style-name="T6">Oauth module, everyauth module</text:span></text:p>
            <text:p><text:span text:style-name="T6">Problem: not good for desktop app, mobile app</text:span></text:p>
            <text:p><text:span text:style-name="T6"><text:s text:c="3"/></text:span><text:span text:style-name="T6">Only html5 in the feature?</text:span></text:p>
            <text:p><text:span text:style-name="T6"/></text:p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3" presentation:presentation-page-layout-name="AL1T1">
        <office:forms form:automatic-focus="false" form:apply-design-mode="false"/>
        <draw:frame presentation:style-name="pr4" draw:layer="layout" svg:width="20.93cm" svg:height="2.743cm" svg:x="2.286cm" svg:y="0.711cm" presentation:class="title" presentation:user-transformed="true">
          <draw:text-box>
            <text:p>Fan, vote</text:p>
          </draw:text-box>
        </draw:frame>
        <draw:frame presentation:style-name="pr5" draw:layer="layout" svg:width="20.93cm" svg:height="12.573cm" svg:x="2.286cm" svg:y="4.039cm" presentation:class="outline" presentation:user-transformed="true">
          <draw:text-box>
            <text:list text:style-name="L3">
              <text:list-item>
                <text:p>Similar with comment</text:p>
                <text:p>url focused</text:p>
                <text:p>but much easier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7" presentation:presentation-page-layout-name="AL2T19">
        <office:forms form:automatic-focus="false" form:apply-design-mode="false"/>
        <draw:custom-shape draw:name="TextBox 1" draw:style-name="gr2" draw:text-style-name="P8" draw:layer="layout" svg:width="18.188cm" svg:height="4.502cm" svg:x="4.386cm" svg:y="3.616cm">
          <text:p text:style-name="P7"><text:span text:style-name="T7">Any question or suggestion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>
        <office:forms form:automatic-focus="false" form:apply-design-mode="false"/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51931f" draw:end-color="#77bd2d" draw:start-intensity="100%" draw:end-intensity="100%" draw:angle="180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3" draw:display-name="Gradient 13" draw:style="linear" draw:start-color="#77bd2d" draw:end-color="#51931f" draw:start-intensity="100%" draw:end-intensity="100%" draw:angle="9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76cm" svg:stroke-color="#454c51" draw:marker-start-width="0.406cm" draw:marker-start-center="false" draw:marker-end-width="0.406cm" draw:marker-end-center="false" draw:fill="solid" draw:fill-color="#e4e5e6" draw:fill-gradient-name="Gradient_20_11" draw:fill-hatch-name="Hatch_20_1" draw:fill-image-name="Bitmape_20_1" draw:fill-image-width="0cm" draw:fill-image-height="0cm" draw:auto-grow-width="tru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0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textarea-horizontal-align="left" draw:auto-grow-height="false" draw:fit-to-size="shrink-to-fit">
        <text:list-style style:name="Default-outline1">
          <text:list-level-style-bullet text:level="1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2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3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4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5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6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7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8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9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10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</text:list-style>
      </style:graphic-properties>
      <style:paragraph-properties fo:margin-left="0cm" fo:margin-right="0cm" fo:margin-top="0cm" fo:margin-bottom="0.152cm" fo:text-align="start" fo:text-indent="0cm"/>
      <style:text-properties fo:color="#454c51" style:text-outline="false" style:text-line-through-style="none" fo:font-family="Arial" style:font-style-name="Regular" style:font-family-generic="swiss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152cm" fo:text-align="start" fo:text-indent="0cm"/>
      <style:text-properties fo:font-size="16pt" style:font-size-asian="16pt" style:font-size-complex="16pt"/>
    </style:style>
    <style:style style:name="Default-outline3" style:family="presentation" style:parent-style-name="Default-outline2">
      <style:paragraph-properties fo:margin-left="0cm" fo:margin-right="0cm" fo:margin-top="0cm" fo:margin-bottom="0.152cm" fo:text-align="start" fo:text-indent="0cm"/>
      <style:text-properties fo:font-size="1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52cm" fo:text-align="start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52cm" fo:text-align="start" fo:text-indent="0cm"/>
      <style:text-properties fo:font-size="14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52cm" fo:text-align="start" fo:text-indent="0cm"/>
      <style:text-properties fo:font-size="1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52cm" fo:text-align="start" fo:text-indent="0cm"/>
      <style:text-properties fo:font-size="12pt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 draw:auto-grow-height="fals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2cm" fo:text-align="start" fo:text-indent="0cm"/>
      <style:text-properties fo:color="#454c51" style:text-outline="false" style:text-line-through-style="none" fo:font-family="Arial" style:font-style-name="Regular" style:font-family-generic="swiss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botto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fo:font-family="Arial" style:font-style-name="Bold" style:font-family-generic="swiss" style:font-pitch="variable" fo:font-size="44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 draw:textarea-horizontal-align="left" draw:auto-grow-height="false" draw:fit-to-size="shrink-to-fit">
        <text:list-style style:name="Default_20_3-outline1" style:display-name="Default 3-outline1">
          <text:list-level-style-bullet text:level="1" text:bullet-char="•">
            <style:list-level-properties text:space-before="0.7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2" text:bullet-char="‒">
            <style:list-level-properties text:space-before="1.905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3" text:bullet-char="‒">
            <style:list-level-properties text:space-before="3.1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4" text:bullet-char="‒">
            <style:list-level-properties text:space-before="4.33cm" text:min-label-width="0.47cm"/>
            <style:text-properties fo:font-family="Arial" style:font-style-name="Regular" style:font-family-generic="swiss" fo:color="#454c51" fo:font-size="65%"/>
          </text:list-level-style-bullet>
          <text:list-level-style-bullet text:level="5" text:bullet-char="‒">
            <style:list-level-properties text:space-before="5.498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6" text:bullet-char="‒">
            <style:list-level-properties text:space-before="6.706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7" text:bullet-char="‒">
            <style:list-level-properties text:space-before="7.899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8" text:bullet-char="‒">
            <style:list-level-properties text:space-before="9.119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9" text:bullet-char="‒">
            <style:list-level-properties text:space-before="10.312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10" text:bullet-char="‒">
            <style:list-level-properties text:space-before="11.4cm" text:min-label-width="0.6cm"/>
            <style:text-properties fo:font-family="Arial" style:font-style-name="Regular" style:font-family-generic="swiss" fo:color="#454c51" fo:font-size="65%"/>
          </text:list-level-style-bullet>
        </text:list-style>
      </style:graphic-properties>
      <style:paragraph-properties fo:margin-left="-0.73cm" fo:margin-right="0cm" fo:margin-top="0cm" fo:margin-bottom="0.406cm" fo:text-indent="0cm"/>
      <style:text-properties fo:color="#454c51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-1.146cm" fo:margin-right="0cm" fo:margin-top="0cm" fo:margin-bottom="0.406cm" fo:text-indent="0cm"/>
      <style:text-properties fo:color="#454c51" fo:font-size="20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-1.342cm" fo:margin-right="0cm" fo:margin-top="0cm" fo:margin-bottom="0.406cm" fo:text-indent="0cm"/>
      <style:text-properties fo:color="#454c51" fo:font-size="16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-1.79cm" fo:margin-right="0cm" fo:margin-top="0cm" fo:margin-bottom="0.406cm" fo:text-indent="0cm"/>
      <style:text-properties fo:color="#454c51" fo:font-size="14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-2.206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-3.406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-4.606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-5.806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-7.006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54c51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bold" style:letter-kerning="true" style:font-family-asian="'Microsoft YaHei'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 draw:textarea-horizontal-align="left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737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2" text:bullet-char="‒">
            <style:list-level-properties text:space-before="1.905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3" text:bullet-char="‒">
            <style:list-level-properties text:space-before="3.124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4" text:bullet-char="‒">
            <style:list-level-properties text:space-before="4.318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5" text:bullet-char="‒">
            <style:list-level-properties text:space-before="5.486cm" text:min-label-width="0.483cm"/>
            <style:text-properties fo:font-family="Arial" style:font-style-name="Regular" style:font-family-generic="swiss" fo:color="#454c51" fo:font-size="65%"/>
          </text:list-level-style-bullet>
          <text:list-level-style-bullet text:level="6" text:bullet-char="‒">
            <style:list-level-properties text:space-before="6.706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7" text:bullet-char="‒">
            <style:list-level-properties text:space-before="7.899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8" text:bullet-char="‒">
            <style:list-level-properties text:space-before="9.127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9" text:bullet-char="‒">
            <style:list-level-properties text:space-before="10.312cm" text:min-label-width="0.473cm"/>
            <style:text-properties fo:font-family="Arial" style:font-style-name="Regular" style:font-family-generic="swiss" fo:color="#454c51" fo:font-size="65%"/>
          </text:list-level-style-bullet>
          <text:list-level-style-bullet text:level="10" text:bullet-char="‒">
            <style:list-level-properties text:space-before="11.405cm" text:min-label-width="0.483cm"/>
            <style:text-properties fo:font-family="Arial" style:font-style-name="Regular" style:font-family-generic="swiss" fo:color="#454c51" fo:font-size="65%"/>
          </text:list-level-style-bullet>
        </text:list-style>
      </style:graphic-properties>
      <style:paragraph-properties fo:margin-left="-0.727cm" fo:margin-right="0cm" fo:margin-top="0cm" fo:margin-bottom="0.406cm" fo:text-indent="0cm"/>
      <style:text-properties fo:color="#454c51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-1.146cm" fo:margin-right="0cm" fo:margin-top="0cm" fo:margin-bottom="0.406cm" fo:text-indent="0cm"/>
      <style:text-properties fo:color="#454c51" fo:font-size="20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-1.352cm" fo:margin-right="0cm" fo:margin-top="0cm" fo:margin-bottom="0.406cm" fo:text-indent="0cm"/>
      <style:text-properties fo:color="#454c51" fo:font-size="16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-1.753cm" fo:margin-right="0cm" fo:margin-top="0cm" fo:margin-bottom="0.406cm" fo:text-indent="0cm"/>
      <style:text-properties fo:color="#454c51" fo:font-size="14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-2.213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-3.413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-4.613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-5.813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-7.013cm" fo:margin-right="0cm" fo:margin-top="0cm" fo:margin-bottom="0.406cm" fo:text-indent="0cm"/>
      <style:text-properties fo:color="#454c51" fo:font-size="12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54c51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bold" style:font-family-complex="Mangal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4-outline2" style:display-name="Default 4-outline2" style:family="presentation" style:parent-style-name="Default_20_4-outline1">
      <style:paragraph-properties fo:margin-top="0cm" fo:margin-bottom="0.4cm"/>
      <style:text-properties fo:font-size="20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16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14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12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6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4-title" style:display-name="Default 4-title" style:family="presentation">
      <style:graphic-properties draw:stroke="none" draw:fill="none" draw:textarea-horizontal-align="right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Arial" style:font-style-name="Bold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7-background" style:display-name="Default 7-background" style:family="presentation">
      <style:graphic-properties draw:stroke="none" draw:fill="none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7-outline1" style:display-name="Default 7-outline1" style:family="presentation">
      <style:graphic-properties draw:stroke="none" draw:fill="none" draw:auto-grow-height="false" draw:fit-to-size="shrink-to-fit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7-outline2" style:display-name="Default 7-outline2" style:family="presentation" style:parent-style-name="Default_20_7-outline1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3" style:display-name="Default 7-outline3" style:family="presentation" style:parent-style-name="Default_20_7-outline2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4" style:display-name="Default 7-outline4" style:family="presentation" style:parent-style-name="Default_20_7-outline3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5" style:display-name="Default 7-outline5" style:family="presentation" style:parent-style-name="Default_20_7-outline4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6" style:display-name="Default 7-outline6" style:family="presentation" style:parent-style-name="Default_20_7-outline5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7" style:display-name="Default 7-outline7" style:family="presentation" style:parent-style-name="Default_20_7-outline6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8" style:display-name="Default 7-outline8" style:family="presentation" style:parent-style-name="Default_20_7-outline7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outline9" style:display-name="Default 7-outline9" style:family="presentation" style:parent-style-name="Default_20_7-outline8">
      <style:paragraph-properties fo:margin-top="0cm" fo:margin-bottom="0cm"/>
      <style:text-properties fo:font-family="Arial" style:font-family-generic="swiss" style:font-pitch="variable" fo:font-size="6pt" style:font-size-asian="6pt" style:font-size-complex="6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7-title" style:display-name="Default 7-title" style:family="presentation">
      <style:graphic-properties draw:stroke="none" draw:fill="none" draw:textarea-horizontal-align="left" draw:textarea-vertical-align="top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Default_20_1-outline1" style:display-name="Default 1-outline1">
          <text:list-level-style-bullet text:level="1" text:bullet-char="•">
            <style:list-level-properties/>
            <style:text-properties fo:font-family="Arial" style:font-style-name="Regular" style:font-family-generic="swiss" style:use-window-font-color="true" fo:font-size="65%"/>
          </text:list-level-style-bullet>
          <text:list-level-style-bullet text:level="2" text:bullet-char="‒">
            <style:list-level-properties text:space-before="0.6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3" text:bullet-char="‒">
            <style:list-level-properties text:space-before="1.2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4" text:bullet-char="‒">
            <style:list-level-properties text:space-before="1.8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5" text:bullet-char="‒">
            <style:list-level-properties text:space-before="2.4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6" text:bullet-char="‒">
            <style:list-level-properties text:space-before="3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7" text:bullet-char="‒">
            <style:list-level-properties text:space-before="3.6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8" text:bullet-char="‒">
            <style:list-level-properties text:space-before="4.2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9" text:bullet-char="‒">
            <style:list-level-properties text:space-before="4.8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10" text:bullet-char="‒">
            <style:list-level-properties text:space-before="5.4cm" text:min-label-width="0.6cm"/>
            <style:text-properties fo:font-family="Arial" style:font-style-name="Regular" style:font-family-generic="swiss" style:use-window-font-color="true" fo:font-size="65%"/>
          </text:list-level-style-bullet>
        </text:list-style>
      </style:graphic-properties>
      <style:paragraph-properties fo:margin-left="0cm" fo:margin-right="0cm" fo:margin-top="0cm" fo:margin-bottom="0.404cm" fo:text-indent="0cm">
        <style:tab-stops>
          <style:tab-stop style:position="6.301cm"/>
          <style:tab-stop style:position="7.396cm"/>
        </style:tab-stops>
      </style:paragraph-properties>
      <style:text-properties fo:color="#454c51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-1.412cm" fo:margin-right="0cm" fo:margin-top="0cm" fo:margin-bottom="0.4cm" fo:text-indent="0cm"/>
      <style:text-properties fo:color="#454c51" fo:font-family="Arial" style:font-family-generic="swiss" style:font-pitch="variable"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-2.094cm" fo:margin-right="0cm" fo:margin-top="0cm" fo:margin-bottom="0.406cm" fo:text-indent="0cm"/>
      <style:text-properties fo:color="#454c51" fo:font-family="Arial" style:font-family-generic="swiss" style:font-pitch="variable"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-2.8cm" fo:margin-right="0cm" fo:margin-top="0cm" fo:margin-bottom="0.406cm" fo:text-indent="0cm"/>
      <style:text-properties fo:color="#454c51" fo:font-family="Arial" style:font-family-generic="swiss" style:font-pitch="variable" fo:font-size="14pt" style:font-size-asian="14pt" style:font-size-complex="14pt"/>
    </style:style>
    <style:style style:name="Default_20_1-outline5" style:display-name="Default 1-outline5" style:family="presentation" style:parent-style-name="Default_20_1-outline4">
      <style:paragraph-properties fo:margin-left="-2.8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Default_20_1-outline6" style:display-name="Default 1-outline6" style:family="presentation" style:parent-style-name="Default_20_1-outline5">
      <style:paragraph-properties fo:margin-left="-4.0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Default_20_1-outline7" style:display-name="Default 1-outline7" style:family="presentation" style:parent-style-name="Default_20_1-outline6">
      <style:paragraph-properties fo:margin-left="-5.264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Default_20_1-outline8" style:display-name="Default 1-outline8" style:family="presentation" style:parent-style-name="Default_20_1-outline7">
      <style:paragraph-properties fo:margin-left="-6.435cm" fo:margin-right="0cm" fo:margin-top="0cm" fo:margin-bottom="0.406cm" fo:text-indent="0cm">
        <style:tab-stops>
          <style:tab-stop style:position="-0.621cm"/>
        </style:tab-stops>
      </style:paragraph-properties>
      <style:text-properties fo:color="#454c51" fo:font-family="Arial" style:font-family-generic="swiss" style:font-pitch="variable" fo:font-size="12pt" style:font-size-asian="12pt" style:font-size-complex="12pt"/>
    </style:style>
    <style:style style:name="Default_20_1-outline9" style:display-name="Default 1-outline9" style:family="presentation" style:parent-style-name="Default_20_1-outline8">
      <style:paragraph-properties fo:margin-left="-7.635cm" fo:margin-right="0cm" fo:margin-top="0cm" fo:margin-bottom="0.406cm" fo:text-indent="0cm"/>
      <style:text-properties fo:color="#454c51" fo:font-family="Arial" style:font-family-generic="swiss" style:font-pitch="variable" fo:font-size="12pt" style:font-size-asian="12pt" style:font-size-complex="12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54c51" style:text-outline="false" style:text-line-through-style="none" fo:font-family="Arial" style:font-family-generic="swiss" style:font-pitch="variable" fo:font-size="6pt" fo:font-style="normal" fo:text-shadow="none" style:text-underline-style="none" fo:font-weight="bold" style:letter-kerning="true" style:font-family-asian="'Microsoft YaHei'" style:font-family-generic-asian="system" style:font-pitch-asian="variable" style:font-size-asian="6pt" style:font-style-asian="normal" style:font-weight-asian="bold" style:font-family-complex="Mangal" style:font-family-generic-complex="system" style:font-pitch-complex="variable" style:font-size-complex="6pt" style:font-style-complex="normal" style:font-weight-complex="bold" style:text-emphasize="none" style:font-relief="none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family="Arial" style:font-family-generic="swiss" style:font-pitch="variable"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family="Arial" style:font-family-generic="swiss" style:font-pitch="variable"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family="Arial" style:font-family-generic="swiss" style:font-pitch="variable"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family="Arial" style:font-family-generic="swiss" style:font-pitch="variable"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family="Arial" style:font-family-generic="swiss" style:font-pitch="variable"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family="Arial" style:font-family-generic="swiss" style:font-pitch="variable"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swiss" style:font-pitch="variable" fo:font-size="6pt" fo:font-style="normal" fo:text-shadow="none" style:text-underline-style="none" fo:font-weight="normal" style:letter-kerning="true" style:font-family-asian="'Microsoft YaHei'" style:font-family-generic-asian="system" style:font-pitch-asian="variable" style:font-size-asian="6pt" style:font-style-asian="normal" style:font-weight-asian="norm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gradient" draw:fill-gradient-name="Gradient_20_10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gradient" draw:fill-gradient-name="Gradient_20_13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ffffff" svg:stroke-opacity="31%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3f7418" svg:stroke-opacity="48%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6cm" draw:stroke-linejoin="round" draw:fill="none" draw:textarea-vertical-align="top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svg:stroke-width="0.076cm" draw:stroke-linejoin="round" draw:fill="none" draw:textarea-horizontal-align="center" draw:textarea-vertical-align="middle" draw:auto-grow-height="false" fo:padding-top="0cm" fo:padding-bottom="0cm" fo:padding-left="0cm" fo:padding-right="0cm" fo:wrap-option="no-wrap"/>
    </style:style>
    <style:style style:name="Mgr10" style:family="graphic" style:parent-style-name="standard">
      <style:graphic-properties draw:stroke="none" svg:stroke-width="0.026cm" draw:stroke-linejoin="round" draw:fill="solid" draw:fill-color="#e4e5e6" draw:textarea-vertical-align="top" draw:auto-grow-height="false" fo:padding-top="0.127cm" fo:padding-bottom="0.127cm" fo:padding-left="0.254cm" fo:padding-right="0.254cm" fo:wrap-option="wrap"/>
    </style:style>
    <style:style style:name="Mgr11" style:family="graphic" style:parent-style-name="standard">
      <style:graphic-properties draw:stroke="none" draw:fill="none" draw:textarea-vertical-align="top" draw:auto-grow-height="true" fo:min-height="1.418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6cm" draw:stroke-linejoin="round" draw:fill="none" draw:textarea-horizontal-align="left" draw:textarea-vertical-align="middle" draw:auto-grow-height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3-backgroundobjects">
      <style:graphic-properties draw:stroke="none" draw:fill="none" draw:fill-color="#ffffff" draw:auto-grow-height="false" fo:min-height="1.397cm" fo:min-width="8.869cm"/>
    </style:style>
    <style:style style:name="Mpr4" style:family="presentation" style:parent-style-name="Default_20_3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397cm" fo:min-width="8.869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7" style:family="presentation" style:parent-style-name="Default_20_4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_20_4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9" style:family="presentation" style:parent-style-name="Default_20_7-backgroundobjects">
      <style:graphic-properties draw:stroke="none" draw:fill="none" draw:fill-color="#ffffff" draw:auto-grow-height="false" fo:min-height="1.397cm" fo:min-width="8.869cm"/>
    </style:style>
    <style:style style:name="Mpr10" style:family="presentation" style:parent-style-name="Default_20_7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Default_20_6-backgroundobjects">
      <style:graphic-properties svg:stroke-width="0.025cm" svg:stroke-color="#454c51" draw:marker-start-width="0.237cm" draw:marker-end-width="0.237cm" draw:textarea-horizontal-align="center" draw:textarea-vertical-align="middle" fo:padding-top="0.012cm" fo:padding-bottom="0.012cm" fo:padding-left="0.012cm" fo:padding-right="0.012cm"/>
    </style:style>
    <style:style style:name="Mpr14" style:family="presentation" style:parent-style-name="Default_20_6-backgroundobjects">
      <style:graphic-properties draw:stroke="none" draw:fill="none" draw:fill-color="#ffffff" draw:auto-grow-height="false" fo:min-height="1.397cm" fo:min-width="8.869cm"/>
    </style:style>
    <style:style style:name="Mpr15" style:family="presentation" style:parent-style-name="Default_20_6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6" style:family="presentation" style:parent-style-name="Default_20_5-backgroundobjects">
      <style:graphic-properties draw:stroke="none" draw:fill="none" draw:fill-color="#ffffff" draw:auto-grow-height="false" fo:min-height="1.397cm" fo:min-width="8.869cm"/>
    </style:style>
    <style:style style:name="Mpr17" style:family="presentation" style:parent-style-name="Default_20_5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93%" fo:text-align="start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5" style:family="paragraph">
      <style:paragraph-properties fo:margin-left="0cm" fo:margin-right="0cm" fo:margin-top="0cm" fo:margin-bottom="0cm" fo:line-height="93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cm" fo:line-height="93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93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line-height="93%" fo:text-align="start" fo:text-indent="0cm" style:punctuation-wrap="hanging"/>
      <style:text-properties fo:font-size="18pt" fo:hyphenate="false"/>
    </style:style>
    <style:style style:name="MP9" style:family="paragraph">
      <style:paragraph-properties fo:text-align="center"/>
    </style:style>
    <style:style style:name="MP10" style:family="paragraph">
      <style:paragraph-properties fo:line-height="105%"/>
    </style:style>
    <style:style style:name="MP11" style:family="paragraph">
      <style:paragraph-properties fo:line-height="105%"/>
      <style:text-properties fo:color="#454c51" fo:font-size="14pt" fo:font-weight="bold" style:font-size-asian="14pt" style:font-weight-asian="bold" style:font-size-complex="14pt" style:font-weight-complex="bold"/>
    </style:style>
    <style:style style:name="MP12" style:family="paragraph">
      <style:text-properties fo:color="#454c51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style:text-line-through-style="none" fo:font-family="Arial" style:font-family-generic="swiss" fo:font-size="9pt" fo:letter-spacing="normal" fo:font-style="normal" style:text-underline-style="none" fo:font-weight="normal" style:font-size-asian="9pt" style:font-style-asian="normal" style:font-weight-asian="normal" style:font-family-complex="'Lucida Sans Unicode'" style:font-family-generic-complex="swiss" style:font-size-complex="9pt" style:font-style-complex="normal" style:font-weight-complex="normal"/>
    </style:style>
    <style:style style:name="MT4" style:family="text">
      <style:text-properties fo:color="#ffffff" style:text-line-through-style="none" fo:font-family="Arial" style:font-family-generic="swiss" fo:font-size="9pt" fo:letter-spacing="normal" fo:font-style="normal" style:text-underline-style="none" fo:font-weight="bold" style:font-size-asian="9pt" style:font-style-asian="normal" style:font-weight-asian="bold" style:font-family-complex="'Lucida Sans Unicode'" style:font-family-generic-complex="swiss" style:font-size-complex="9pt" style:font-style-complex="normal" style:font-weight-complex="bold"/>
    </style:style>
    <style:style style:name="MT5" style:family="text">
      <style:text-properties fo:color="#454c51" style:text-line-through-style="none" fo:font-family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color="#454c51" fo:font-size="14pt" fo:font-weight="bold" style:font-size-asian="14pt" style:font-weight-asian="bold" style:font-size-complex="14pt" style:font-weight-complex="bold"/>
    </style:style>
    <style:style style:name="MT7" style:family="text">
      <style:text-properties fo:color="#454c51" fo:font-size="13pt" fo:font-weight="normal" style:font-size-asian="13pt" style:font-weight-asian="normal" style:font-size-complex="13pt" style:font-weight-complex="normal"/>
    </style:style>
    <style:style style:name="MT8" style:family="text">
      <style:text-properties fo:color="#454c51" fo:font-size="14pt" fo:font-weight="normal" style:font-size-asian="14pt" style:font-weight-asian="normal" style:font-size-complex="14pt" style:font-weight-complex="normal"/>
    </style:style>
    <style:style style:name="MT9" style:family="text">
      <style:text-properties fo:color="#7ac142" fo:font-size="13p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085cm" svg:height="1.396cm" svg:x="3.642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334cm" svg:height="1.396cm" svg:x="15.23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085cm" svg:height="1.396cm" svg:x="3.642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085cm" svg:height="1.396cm" svg:x="15.861cm" svg:y="26.543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custom-shape draw:name="Rectangle 9" draw:style-name="Mgr3" draw:text-style-name="MP3" draw:layer="backgroundobjects" svg:width="24.129cm" svg:height="11.605cm" svg:x="0.637cm" svg:y="0.565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3" draw:layer="backgroundobjects" svg:width="3.791cm" svg:height="2.332cm" svg:x="19.868cm" svg:y="15.271cm">
        <draw:image xlink:href="Pictures/1000000000000149000000CA67AC8671.jpg" xlink:type="simple" xlink:show="embed" xlink:actuate="onLoad">
          <text:p/>
        </draw:image>
      </draw:frame>
      <draw:frame presentation:style-name="Default-title" draw:layer="backgroundobjects" svg:width="21.558cm" svg:height="4.242cm" svg:x="2.286cm" svg:y="6.579cm" presentation:class="title" presentation:placeholder="true">
        <draw:text-box/>
      </draw:frame>
      <draw:frame presentation:style-name="Default-outline1" draw:layer="backgroundobjects" svg:width="10.566cm" svg:height="12.573cm" svg:x="2.261cm" svg:y="13.0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2"><text:page-number>&lt;编号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0.93cm" svg:height="2.743cm" svg:x="2.286cm" svg:y="0.711cm" presentation:class="title" presentation:placeholder="true">
        <draw:text-box/>
      </draw:frame>
      <draw:frame presentation:style-name="Default_20_3-outline1" draw:layer="backgroundobjects" svg:width="20.93cm" svg:height="12.573cm" svg:x="2.286cm" svg:y="4.039cm" presentation:class="outline" presentation:placeholder="true">
        <draw:text-box/>
      </draw:frame>
      <draw:custom-shape draw:name="Rectangle 6" draw:style-name="Mgr5" draw:text-style-name="MP3" draw:layer="backgroundobjects" svg:width="24.129cm" svg:height="0.964cm" svg:x="0.638cm" svg:y="18.123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1cm" svg:y1="18.123cm" svg:x2="2.291cm" svg:y2="19.088cm">
        <text:p/>
      </draw:line>
      <draw:line draw:name="Straight Connector 11" draw:style-name="Mgr7" draw:text-style-name="MP3" draw:layer="backgroundobjects" svg:x1="2.265cm" svg:y1="18.123cm" svg:x2="2.265cm" svg:y2="19.088cm">
        <text:p/>
      </draw:line>
      <draw:custom-shape draw:name="Text Box 4" draw:style-name="Mgr8" draw:text-style-name="MP3" draw:layer="backgroundobjects" svg:width="16.024cm" svg:height="0.656cm" svg:x="2.403cm" svg:y="18.318cm">
        <text:p text:style-name="MP4"><text:span text:style-name="MT3">© <text:s/>SUSE, All rights reserved.</text:span></text:p>
        <draw:enhanced-geometry svg:viewBox="0 0 21600 21600" draw:type="rectangle" draw:enhanced-path="M 0 0 L 21600 0 21600 21600 0 21600 0 0 Z N"/>
      </draw:custom-shape>
      <draw:custom-shape draw:name="Text Box 5" draw:style-name="Mgr9" draw:text-style-name="MP6" draw:layer="backgroundobjects" svg:width="0.801cm" svg:height="0.762cm" svg:x="1.155cm" svg:y="18.233cm">
        <text:p text:style-name="MP5"><text:span text:style-name="MT4"><text:page-number>&lt;编号&gt;</text:page-number>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0.93cm" svg:height="2.743cm" svg:x="2.286cm" svg:y="0.711cm" presentation:class="title" presentation:placeholder="true">
        <draw:text-box/>
      </draw:frame>
      <draw:frame presentation:style-name="Default_20_2-outline1" draw:layer="backgroundobjects" svg:width="20.93cm" svg:height="12.573cm" svg:x="2.286cm" svg:y="4.039cm" presentation:class="outline" presentation:placeholder="true">
        <draw:text-box/>
      </draw:frame>
      <draw:custom-shape draw:name="Rectangle 6" draw:style-name="Mgr5" draw:text-style-name="MP3" draw:layer="backgroundobjects" svg:width="24.129cm" svg:height="0.964cm" svg:x="0.639cm" svg:y="18.124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2cm" svg:y1="18.124cm" svg:x2="2.292cm" svg:y2="19.089cm">
        <text:p/>
      </draw:line>
      <draw:line draw:name="Straight Connector 11" draw:style-name="Mgr7" draw:text-style-name="MP3" draw:layer="backgroundobjects" svg:x1="2.266cm" svg:y1="18.124cm" svg:x2="2.266cm" svg:y2="19.089cm">
        <text:p/>
      </draw:line>
      <draw:custom-shape draw:name="Text Box 4" draw:style-name="Mgr8" draw:text-style-name="MP3" draw:layer="backgroundobjects" svg:width="16.024cm" svg:height="0.656cm" svg:x="2.404cm" svg:y="18.319cm">
        <text:p text:style-name="MP4"><text:span text:style-name="MT3">© <text:s/>SUSE, All rights reserved.</text:span></text:p>
        <draw:enhanced-geometry svg:viewBox="0 0 21600 21600" draw:type="rectangle" draw:enhanced-path="M 0 0 L 21600 0 21600 21600 0 21600 0 0 Z N"/>
      </draw:custom-shape>
      <draw:frame draw:name="Picture 6" draw:style-name="Mgr4" draw:text-style-name="MP3" draw:layer="backgroundobjects" svg:width="1.623cm" svg:height="0.997cm" svg:x="22.959cm" svg:y="16.957cm">
        <draw:image xlink:href="Pictures/10000000000000670000003FF191E087.jpg" xlink:type="simple" xlink:show="embed" xlink:actuate="onLoad">
          <text:p/>
        </draw:image>
      </draw:frame>
      <draw:custom-shape draw:name="Text Box 5" draw:style-name="Mgr9" draw:text-style-name="MP6" draw:layer="backgroundobjects" svg:width="0.801cm" svg:height="0.762cm" svg:x="1.156cm" svg:y="18.233cm">
        <text:p text:style-name="MP5"><text:span text:style-name="MT4"><text:page-number>&lt;编号&gt;</text:page-number>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custom-shape draw:name="Rectangle 4" draw:style-name="Mgr3" draw:text-style-name="MP3" draw:layer="backgroundobjects" svg:width="24.129cm" svg:height="17.872cm" svg:x="0.681cm" svg:y="0.564cm">
        <text:p/>
        <draw:enhanced-geometry svg:viewBox="0 0 21600 21600" draw:type="rectangle" draw:enhanced-path="M 0 0 L 21600 0 21600 21600 0 21600 0 0 Z N"/>
      </draw:custom-shape>
      <draw:frame presentation:style-name="Default_20_4-title" draw:layer="backgroundobjects" svg:width="20.884cm" svg:height="3.18cm" svg:x="2.286cm" svg:y="7.62cm" presentation:class="title" presentation:placeholder="true">
        <draw:text-box/>
      </draw:frame>
      <draw:frame presentation:style-name="Default_20_4-outline1" draw:layer="backgroundobjects" svg:width="5.503cm" svg:height="32.86cm" svg:x="0cm" svg:y="19.258cm" presentation:class="outline" presentation:placeholder="true">
        <draw:text-box/>
      </draw:frame>
      <presentation:notes style:page-layout-name="PM0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frame presentation:style-name="Default_20_7-title" draw:layer="backgroundobjects" svg:width="6.16cm" svg:height="0.783cm" svg:x="0cm" svg:y="-0.952cm" presentation:class="title" presentation:placeholder="true">
        <draw:text-box/>
      </draw:frame>
      <draw:frame presentation:style-name="Default_20_7-outline1" draw:layer="backgroundobjects" svg:width="6.546cm" svg:height="25.108cm" svg:x="0cm" svg:y="19.316cm" presentation:class="outline" presentation:placeholder="true">
        <draw:text-box/>
      </draw:frame>
      <draw:custom-shape draw:name="Rectangle 9" draw:style-name="Mgr10" draw:text-style-name="MP3" draw:layer="backgroundobjects" svg:width="19.243cm" svg:height="6.931cm" svg:x="3.07cm" svg:y="2.753cm">
        <text:p/>
        <draw:enhanced-geometry svg:viewBox="0 0 21600 21600" draw:type="rectangle" draw:enhanced-path="M 0 0 L 21600 0 21600 21600 0 21600 0 0 Z N"/>
      </draw:custom-shape>
      <draw:frame draw:name="Picture 2" draw:style-name="Mgr4" draw:text-style-name="MP3" draw:layer="backgroundobjects" svg:width="3.855cm" svg:height="2.375cm" svg:x="18.21cm" svg:y="13.661cm">
        <draw:image xlink:href="Pictures/1000000000000149000000CA67AC8671.jpg" xlink:type="simple" xlink:show="embed" xlink:actuate="onLoad">
          <text:p/>
        </draw:image>
      </draw:frame>
      <draw:custom-shape draw:name="Right Triangle 10" draw:style-name="Mgr10" draw:text-style-name="MP3" draw:layer="backgroundobjects" svg:width="1.683cm" svg:height="1.833cm" svg:x="4.675cm" svg:y="9.551cm">
        <text:p/>
        <draw:enhanced-geometry svg:viewBox="0 0 21600 21600" draw:mirror-horizontal="false" draw:mirror-vertical="true" draw:glue-points="10800 0 5400 10800 0 21600 10800 21600 21600 21600 16200 10800" draw:text-areas="1900 12700 12700 19700" draw:type="right-triangle" draw:enhanced-path="M 0 0 L 21600 21600 0 21600 0 0 Z N"/>
      </draw:custom-shape>
      <draw:custom-shape draw:name="TextBox 12" draw:style-name="Mgr11" draw:text-style-name="MP8" draw:layer="backgroundobjects" svg:width="7.252cm" svg:height="1.673cm" svg:x="3.065cm" svg:y="11.977cm">
        <text:p text:style-name="MP7"><text:span text:style-name="MT5">Thank you.</text:span></text:p>
        <draw:enhanced-geometry svg:viewBox="0 0 21600 21600" draw:type="rectangle" draw:enhanced-path="M 0 0 L 21600 0 21600 21600 0 21600 0 0 Z N"/>
      </draw:custom-shape>
      <draw:custom-shape draw:name="Rectangle 6" draw:style-name="Mgr5" draw:text-style-name="MP3" draw:layer="backgroundobjects" svg:width="24.129cm" svg:height="0.964cm" svg:x="0.64cm" svg:y="18.125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3cm" svg:y1="18.125cm" svg:x2="2.293cm" svg:y2="19.09cm">
        <text:p/>
      </draw:line>
      <draw:line draw:name="Straight Connector 11" draw:style-name="Mgr7" draw:text-style-name="MP3" draw:layer="backgroundobjects" svg:x1="2.267cm" svg:y1="18.125cm" svg:x2="2.267cm" svg:y2="19.09cm">
        <text:p/>
      </draw:line>
      <draw:custom-shape draw:name="Text Box 4" draw:style-name="Mgr8" draw:text-style-name="MP3" draw:layer="backgroundobjects" svg:width="16.024cm" svg:height="0.656cm" svg:x="2.405cm" svg:y="18.32cm">
        <text:p text:style-name="MP4"><text:span text:style-name="MT3">© <text:s/>SUSE, All rights reserved.</text:span></text:p>
        <draw:enhanced-geometry svg:viewBox="0 0 21600 21600" draw:type="rectangle" draw:enhanced-path="M 0 0 L 21600 0 21600 21600 0 21600 0 0 Z N"/>
      </draw:custom-shape>
      <draw:custom-shape draw:name="Text Box 5" draw:style-name="Mgr9" draw:text-style-name="MP6" draw:layer="backgroundobjects" svg:width="0.801cm" svg:height="0.762cm" svg:x="1.157cm" svg:y="18.234cm">
        <text:p text:style-name="MP5"><text:span text:style-name="MT4"><text:page-number>&lt;编号&gt;</text:page-number></text:span></text:p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7-title" draw:layer="backgroundobjects" svg:width="13.968cm" svg:height="10.476cm" svg:x="3.81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4.563cm" svg:height="1.498cm" svg:x="0cm" svg:y="-1.498cm" presentation:class="title" presentation:placeholder="true">
        <draw:text-box/>
      </draw:frame>
      <draw:frame presentation:style-name="Default_20_1-outline1" draw:layer="backgroundobjects" svg:width="8.012cm" svg:height="14.849cm" svg:x="0cm" svg:y="19.29cm" presentation:class="outline" presentation:placeholder="true">
        <draw:text-box/>
      </draw:frame>
      <draw:frame draw:name="Picture 2" draw:style-name="Mgr4" draw:text-style-name="MP3" draw:layer="backgroundobjects" svg:width="6.19cm" svg:height="3.813cm" svg:x="9.6cm" svg:y="7.472cm">
        <draw:image xlink:href="Pictures/1000000000000149000000CA67AC8671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frame presentation:style-name="Default_20_6-title" draw:layer="backgroundobjects" svg:width="6.131cm" svg:height="1.184cm" svg:x="0cm" svg:y="-1.284cm" presentation:class="title" presentation:placeholder="true">
        <draw:text-box/>
      </draw:frame>
      <draw:frame presentation:style-name="Default_20_6-outline1" draw:layer="backgroundobjects" svg:width="6.915cm" svg:height="20.072cm" svg:x="0cm" svg:y="19.227cm" presentation:class="outline" presentation:placeholder="true">
        <draw:text-box/>
      </draw:frame>
      <draw:frame draw:name="Picture 2" draw:style-name="Mgr4" draw:text-style-name="MP3" draw:layer="backgroundobjects" svg:width="6.19cm" svg:height="3.813cm" svg:x="9.6cm" svg:y="7.473cm">
        <draw:image xlink:href="Pictures/1000000000000149000000CA67AC8671.jpg" xlink:type="simple" xlink:show="embed" xlink:actuate="onLoad">
          <text:p/>
        </draw:image>
      </draw:frame>
      <draw:custom-shape draw:name="Rectangle 6" draw:style-name="Mgr5" draw:text-style-name="MP3" draw:layer="backgroundobjects" svg:width="24.129cm" svg:height="0.964cm" svg:x="0.639cm" svg:y="18.124cm">
        <text:p/>
        <draw:enhanced-geometry svg:viewBox="0 0 21600 21600" draw:type="rectangle" draw:enhanced-path="M 0 0 L 21600 0 21600 21600 0 21600 0 0 Z N"/>
      </draw:custom-shape>
      <draw:line draw:name="Straight Connector 11" draw:style-name="Mgr6" draw:text-style-name="MP3" draw:layer="backgroundobjects" svg:x1="2.292cm" svg:y1="18.124cm" svg:x2="2.292cm" svg:y2="19.089cm">
        <text:p/>
      </draw:line>
      <draw:line draw:name="Straight Connector 11" draw:style-name="Mgr7" draw:text-style-name="MP3" draw:layer="backgroundobjects" svg:x1="2.266cm" svg:y1="18.124cm" svg:x2="2.266cm" svg:y2="19.089cm">
        <text:p/>
      </draw:line>
      <draw:custom-shape draw:name="Text Box 4" draw:style-name="Mgr8" draw:text-style-name="MP3" draw:layer="backgroundobjects" svg:width="16.024cm" svg:height="0.656cm" svg:x="2.404cm" svg:y="18.319cm">
        <text:p text:style-name="MP4"><text:span text:style-name="MT3">© <text:s/>SUSE, All rights reserved.</text:span></text:p>
        <draw:enhanced-geometry svg:viewBox="0 0 21600 21600" draw:type="rectangle" draw:enhanced-path="M 0 0 L 21600 0 21600 21600 0 21600 0 0 Z N"/>
      </draw:custom-shape>
      <draw:custom-shape draw:name="Text Box 5" draw:style-name="Mgr12" draw:text-style-name="MP3" draw:layer="backgroundobjects" svg:width="1.057cm" svg:height="0.762cm" svg:x="0.8cm" svg:y="18.234cm">
        <text:p text:style-name="MP5"><text:span text:style-name="MT4"><text:page-number>&lt;编号&gt;</text:page-number></text:span></text:p>
        <draw:enhanced-geometry svg:viewBox="0 0 21600 21600" draw:type="rectangle" draw:enhanced-path="M 0 0 L 21600 0 21600 21600 0 21600 0 0 Z N"/>
      </draw:custom-shape>
      <draw:line presentation:style-name="Mpr13" draw:text-style-name="MP9" draw:layer="backgroundobjects" svg:x1="2.285cm" svg:y1="14.84cm" svg:x2="2.285cm" svg:y2="17.177cm">
        <text:p/>
      </draw:line>
      <draw:line presentation:style-name="Mpr13" draw:text-style-name="MP9" draw:layer="backgroundobjects" svg:x1="17.215cm" svg:y1="14.84cm" svg:x2="17.215cm" svg:y2="17.177cm">
        <text:p/>
      </draw:line>
      <draw:frame draw:style-name="Mgr13" draw:text-style-name="MP11" draw:layer="backgroundobjects" svg:width="6.252cm" svg:height="2.417cm" svg:x="2.39cm" svg:y="14.672cm">
        <draw:text-box>
          <text:p text:style-name="MP10"><text:span text:style-name="MT6">Corporate Headquarters</text:span></text:p>
          <text:p text:style-name="MP10"><text:span text:style-name="MT7">Maxfeldstrasse 5</text:span></text:p>
          <text:p text:style-name="MP10"><text:span text:style-name="MT7">90409 Nuremberg</text:span></text:p>
          <text:p text:style-name="MP10"><text:span text:style-name="MT7">Germany</text:span></text:p>
        </draw:text-box>
      </draw:frame>
      <draw:frame draw:style-name="Mgr13" draw:text-style-name="MP11" draw:layer="backgroundobjects" svg:width="7.35cm" svg:height="1.343cm" svg:x="9.112cm" svg:y="14.672cm">
        <draw:text-box>
          <text:p text:style-name="MP10"><text:span text:style-name="MT8">+49 911 740 53 0 (Worldwide)</text:span></text:p>
          <text:p text:style-name="MP10"><text:span text:style-name="MT9"><text:a xlink:href="http://www.suse.com/">+www.suse.com</text:a></text:span></text:p>
        </draw:text-box>
      </draw:frame>
      <draw:frame draw:style-name="Mgr13" draw:text-style-name="MP12" draw:layer="backgroundobjects" svg:width="5.864cm" svg:height="1.343cm" svg:x="17.279cm" svg:y="14.672cm">
        <draw:text-box>
          <text:p text:style-name="MP10"><text:span text:style-name="MT8">Join us on:</text:span></text:p>
          <text:p text:style-name="MP10"><text:span text:style-name="MT9"><text:a xlink:href="http://www.opensuse.org/">www.opensuse.org</text:a></text:span></text:p>
        </draw:text-box>
      </draw:frame>
      <draw:line presentation:style-name="Mpr13" draw:text-style-name="MP9" draw:layer="backgroundobjects" svg:x1="9.064cm" svg:y1="14.841cm" svg:x2="9.064cm" svg:y2="17.178cm">
        <text:p/>
      </draw:line>
      <presentation:notes style:page-layout-name="PM0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presentation:style-name="Default_20_5-title" draw:layer="backgroundobjects" svg:width="5.127cm" svg:height="1.058cm" svg:x="0cm" svg:y="-1.309cm" presentation:class="title" presentation:placeholder="true">
        <draw:text-box/>
      </draw:frame>
      <draw:frame presentation:style-name="Default_20_5-outline1" draw:layer="backgroundobjects" svg:width="7.322cm" svg:height="16.787cm" svg:x="0cm" svg:y="19.289cm" presentation:class="outline" presentation:placeholder="true">
        <draw:text-box/>
      </draw:frame>
      <draw:custom-shape draw:name="Rectangle 4" draw:style-name="Mgr3" draw:text-style-name="MP3" draw:layer="backgroundobjects" svg:width="24.129cm" svg:height="11.605cm" svg:x="0.681cm" svg:y="0.566cm">
        <text:p/>
        <draw:enhanced-geometry svg:viewBox="0 0 21600 21600" draw:type="rectangle" draw:enhanced-path="M 0 0 L 21600 0 21600 21600 0 21600 0 0 Z N"/>
      </draw:custom-shape>
      <draw:frame draw:name="Picture 2" draw:style-name="Mgr4" draw:text-style-name="MP3" draw:layer="backgroundobjects" svg:width="2.321cm" svg:height="1.43cm" svg:x="21.659cm" svg:y="16.13cm">
        <draw:image xlink:href="Pictures/1000000000000149000000CA67AC8671.jpg" xlink:type="simple" xlink:show="embed" xlink:actuate="onLoad">
          <text:p/>
        </draw:image>
      </draw:frame>
      <presentation:notes style:page-layout-name="PM0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7-15T11:39:04.07</meta:creation-date>
    <dc:date>2012-04-19T22:56:41</dc:date>
    <meta:editing-duration>PT21H5M42S</meta:editing-duration>
    <meta:editing-cycles>117</meta:editing-cycles>
    <meta:generator>LibreOffice/3.4$Linux LibreOffice_project/340m1$Build-1206</meta:generator>
    <dc:creator>dliang </dc:creator>
    <meta:document-statistic meta:object-count="165"/>
    <meta:user-defined meta:name="Info 1"/>
    <meta:user-defined meta:name="Info 2"/>
    <meta:user-defined meta:name="Info 3"/>
    <meta:user-defined meta:name="Info 4"/>
  </office:meta>
</office:document-meta>
</file>